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1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5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" fo:font-size="12pt" style:font-name-asian="Arial2" style:font-size-asian="12pt" style:font-name-complex="Arial2" style:font-size-complex="12pt"/>
    </style:style>
    <style:style style:name="ce36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8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2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Tabela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115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5" style:family="table-cell" style:parent-style-name="Default" style:data-style-name="N115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15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Separador" style:data-style-name="N115">
      <style:table-cell-properties style:cell-protect="protected" style:print-content="true" style:text-align-source="fix" style:repeat-content="false" fo:background-color="transparent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2" style:family="table-cell" style:parent-style-name="Default" style:data-style-name="N115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54" style:family="table-cell" style:parent-style-name="Default" style:data-style-name="N0">
      <style:table-cell-properties style:cell-protect="protected" style:print-content="true" style:vertical-align="middle"/>
      <style:text-properties fo:color="#000000" style:font-name="Arial" fo:font-size="12pt" style:font-name-asian="Arial1" style:font-size-asian="12pt" style:font-name-complex="Arial1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1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55" table:default-cell-style-name="ce32"/>
        <table:table-row table:style-name="ro1">
          <table:table-cell table:style-name="ce28" office:value-type="string" calcext:value-type="string">
            <text:p>DATA</text:p>
          </table:table-cell>
          <table:table-cell table:style-name="ce37" office:value-type="string" calcext:value-type="string">
            <text:p>NF - SERV. PROD.</text:p>
          </table:table-cell>
          <table:table-cell table:style-name="ce42" office:value-type="string" calcext:value-type="string">
            <text:p>R$</text:p>
          </table:table-cell>
          <table:table-cell table:style-name="ce46"/>
          <table:table-cell table:style-name="ce48" office:value-type="string" calcext:value-type="string">
            <text:p>PAGO</text:p>
          </table:table-cell>
          <table:table-cell table:style-name="ce42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52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3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8" office:value-type="string" calcext:value-type="string">
            <text:p>Mens. 08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4-10-21" calcext:value-type="date">
            <text:p>21/10/2024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8" office:value-type="string" calcext:value-type="string">
            <text:p>Mens. 09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4-10-21" calcext:value-type="date">
            <text:p>21/10/2024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8" office:value-type="string" calcext:value-type="string">
            <text:p>Mens. 10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8" office:value-type="string" calcext:value-type="string">
            <text:p>Mens. 11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8" office:value-type="string" calcext:value-type="string">
            <text:p>Mens. 12/2024 (A.C.)</text:p>
          </table:table-cell>
          <table:table-cell table:style-name="ce43" office:value-type="float" office:value="450" calcext:value-type="float">
            <text:p>45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00" calcext:value-type="float">
            <text:p>40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8" office:value-type="string" calcext:value-type="string">
            <text:p>Mens. 01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8" office:value-type="string" calcext:value-type="string">
            <text:p>Mens. 02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20" calcext:value-type="float">
            <text:p>42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3"/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8" office:value-type="string" calcext:value-type="string">
            <text:p>Mens. 03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70" calcext:value-type="float">
            <text:p>47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8" office:value-type="string" calcext:value-type="string">
            <text:p>Mens. 04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70" calcext:value-type="float">
            <text:p>47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8" office:value-type="string" calcext:value-type="string">
            <text:p>Mens. 05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pg</text:p>
          </table:table-cell>
          <table:table-cell table:style-name="ce43" office:value-type="float" office:value="470" calcext:value-type="float">
            <text:p>47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53" office:value-type="string" calcext:value-type="string">
            <text:p>desconto R$ 50,00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8" office:value-type="string" calcext:value-type="string">
            <text:p>Mens. 06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12]-[.F12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8" office:value-type="string" calcext:value-type="string">
            <text:p>Mens. 07/2025 (A.C.)</text:p>
          </table:table-cell>
          <table:table-cell table:style-name="ce43" office:value-type="float" office:value="470" calcext:value-type="float">
            <text:p>470,00</text:p>
          </table:table-cell>
          <table:table-cell table:style-name="ce47"/>
          <table:table-cell table:style-name="ce49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29"/>
          <table:table-cell table:style-name="ce43" table:formula="of:=[.C13]-[.F13]" office:value-type="float" office:value="470" calcext:value-type="float">
            <text:p>470,00</text:p>
          </table:table-cell>
          <table:table-cell table:style-name="ce53"/>
          <table:table-cell table:style-name="ce54" table:number-columns-repeated="55"/>
        </table:table-row>
        <table:table-row table:style-name="ro2">
          <table:table-cell table:style-name="ce30"/>
          <table:table-cell table:style-name="ce39"/>
          <table:table-cell table:style-name="ce44"/>
          <table:table-cell table:style-name="ce35" table:number-columns-repeated="3"/>
          <table:table-cell table:style-name="ce51" office:value-type="string" calcext:value-type="string">
            <text:p>TOTAL</text:p>
          </table:table-cell>
          <table:table-cell table:style-name="ce42" table:formula="of:=SUM([.H2:.H13])" office:value-type="float" office:value="940" calcext:value-type="float">
            <text:p>940,00</text:p>
          </table:table-cell>
          <table:table-cell table:style-name="ce48"/>
          <table:table-cell table:style-name="ce33" table:number-columns-repeated="55"/>
        </table:table-row>
        <table:table-row table:style-name="ro3">
          <table:table-cell table:style-name="ce31" office:value-type="string" calcext:value-type="string">
            <text:p>Pagamento de mensalidade após o vencimento não terá desconto.</text:p>
          </table:table-cell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number-columns-repeated="3"/>
          <table:table-cell table:style-name="ce35" table:number-columns-repeated="2"/>
          <table:table-cell table:style-name="ce33" table:number-columns-repeated="59"/>
        </table:table-row>
        <table:table-row table:style-name="ro4">
          <table:table-cell table:style-name="ce33"/>
          <table:table-cell table:number-columns-repeated="2"/>
          <table:table-cell table:style-name="ce35" table:number-columns-repeated="2"/>
          <table:table-cell table:style-name="ce33" table:number-columns-repeated="59"/>
        </table:table-row>
        <table:table-row table:style-name="ro5">
          <table:table-cell table:style-name="ce34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">
          <table:table-cell table:style-name="ce35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5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>
          <table:table-cell table:style-name="ce36"/>
          <table:table-cell table:style-name="ce41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4" table:number-rows-repeated="31966">
          <table:table-cell table:style-name="ce36"/>
          <table:table-cell table:style-name="ce40"/>
          <table:table-cell table:style-name="ce45" table:number-columns-repeated="2"/>
          <table:table-cell table:style-name="ce50"/>
          <table:table-cell table:style-name="ce45"/>
          <table:table-cell table:style-name="ce36"/>
          <table:table-cell table:style-name="ce45"/>
          <table:table-cell table:style-name="ce50"/>
          <table:table-cell table:style-name="ce33" table:number-columns-repeated="55"/>
        </table:table-row>
        <table:table-row table:style-name="ro6" table:number-rows-repeated="1016586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4">
      <number:text>(</number:text>
      <number:number number:decimal-places="2" number:min-decimal-places="2" number:min-integer-digits="1" number:grouping="true"/>
      <number:text>)</number:text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5">
      <number:text>-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501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2.21878252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22.219883584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2">Tel.: 3248-2160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cau Chocolateria</text:span></text:p>
          <text:p><text:span text:style-name="MT5"/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5-08-01T14:40:22.540040032</dc:date>
    <meta:editing-cycles>666</meta:editing-cycles>
    <meta:editing-duration>PT4H53M25S</meta:editing-duration>
    <meta:print-date>2021-02-03T09:46:26.067873642</meta:print-date>
    <meta:document-statistic meta:table-count="1" meta:cell-count="96" meta:object-count="0"/>
    <meta:user-defined meta:name="Info 0"/>
    <meta:user-defined meta:name="Info 1"/>
    <meta:user-defined meta:name="Info 2"/>
    <meta:user-defined meta:name="Info 3"/>
  </office:meta>
</office:document-meta>
</file>